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>
      <style:paragraph-properties>
        <style:tab-stops/>
      </style:paragraph-properties>
    </style:style>
    <style:style style:name="P4" style:family="paragraph" style:parent-style-name="Standard" style:list-style-name="L3"/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 style:list-style-name="L3">
      <style:paragraph-properties>
        <style:tab-stops/>
      </style:paragraph-properties>
    </style:style>
    <style:style style:name="P7" style:family="paragraph" style:parent-style-name="Standard">
      <style:paragraph-properties fo:margin-left="0.5in" fo:margin-right="0in" fo:text-indent="-0.25in" style:auto-text-indent="false">
        <style:tab-stops/>
      </style:paragraph-properties>
    </style:style>
    <style:style style:name="P8" style:family="paragraph" style:parent-style-name="Standard" style:list-style-name="L2">
      <style:paragraph-properties fo:margin-left="0.5in" fo:margin-right="0in" fo:text-indent="-0.25in" style:auto-text-indent="false">
        <style:tab-stops/>
      </style:paragraph-properties>
    </style:style>
    <style:style style:name="P9" style:family="paragraph" style:parent-style-name="Standard">
      <style:paragraph-properties fo:margin-left="0.0417in" fo:margin-right="0in" fo:text-indent="-0.0102in" style:auto-text-indent="false">
        <style:tab-stops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P1">EMS -WRF Simulation over Coimbatore </text:p>
      <text:p text:style-name="Standard"/>
      <text:p text:style-name="Standard">Simulation 1:</text:p>
      <text:p text:style-name="Standard"/>
      <text:list xml:id="list981616619" text:style-name="L1">
        <text:list-item>
          <text:p text:style-name="P2">cd home/hoopoe/wrfems/wrfems/runs/cbe_h1</text:p>
        </text:list-item>
        <text:list-item>
          <text:p text:style-name="P2">Modify parameters in cbe_h1/conf/ems_run/run_physics.conf</text:p>
        </text:list-item>
        <text:list-item>
          <text:p text:style-name="P2">Parameters are CUMULUS , MICROPHYSICS , PLANETARY BOUNDARY LAYER , <text:s/>SURFACE LAYER, LAND SURFACE PHYSICS Schemes</text:p>
        </text:list-item>
      </text:list>
      <text:p text:style-name="Standard"><text:tab/><text:tab/></text:p>
      <text:p text:style-name="Standard"><text:tab/><text:tab/>CU_PHYSICS = 1,5,5,5 ( Kain-Fritsch(1), grell-3D(5))<text:line-break/> <text:s text:c="4"/><text:tab/><text:tab/>MP_PHYSICS = 2,2,2,2 (Lin)<text:line-break/><text:tab/><text:tab/>BL-PBL-PHYSICS = 2,2,2,2 (MYJ)<text:line-break/><text:tab/><text:tab/>SF_SFCLAY_PHYSICS = 4 (QNSE)<text:line-break/><text:tab/><text:tab/>SF_SURFACE_PHYSICS = 2,2,2,2 (Noah)</text:p>
      <text:p text:style-name="Standard"/>
      <text:list xml:id="list330043390" text:style-name="L2">
        <text:list-item>
          <text:p text:style-name="P8">Load fnl files in grib folder</text:p>
        </text:list-item>
        <text:list-item>
          <text:p text:style-name="P8">run </text:p>
          <text:p text:style-name="P8">ems_prep –dset fnl –date 20140301 –local –analysis –cycle 00 –domians 2,3,4 –length 24</text:p>
        </text:list-item>
        <text:list-item>
          <text:p text:style-name="P8">finally run </text:p>
          <text:p text:style-name="P8">ems_run –domains 2,3,4</text:p>
        </text:list-item>
      </text:list>
      <text:p text:style-name="P7"/>
      <text:p text:style-name="P9">Simulation 2:</text:p>
      <text:p text:style-name="P9"/>
      <text:list xml:id="list2159937155" text:style-name="L3">
        <text:list-item>
          <text:p text:style-name="P4">cd home/hoopoe/wrfems/wrfems/runs/cbe_h1</text:p>
        </text:list-item>
        <text:list-item>
          <text:p text:style-name="P4">Modify parameters in cbe_h1/conf/ems_run/run_physics.conf</text:p>
          <text:p text:style-name="P4"><text:tab/><text:tab/></text:p>
          <text:p text:style-name="P4"><text:tab/>CU_PHYSICS = 1,1,1,1 <text:s text:c="2"/>( Kain-Fritsch(1))<text:line-break/> <text:s text:c="4"/><text:tab/>MP_PHYSICS = 2,2,2,2 <text:s text:c="2"/>(Lin)<text:line-break/><text:tab/>BL-PBL-PHYSICS = 2,2,2,2 (MYJ)<text:line-break/><text:tab/>SF_SFCLAY_PHYSICS = 4 <text:s/>(QNSE)<text:line-break/><text:tab/>SF_SURFACE_PHYSICS = 2,2,2,2 (Noah)</text:p>
          <text:p text:style-name="P4"/>
        </text:list-item>
        <text:list-item>
          <text:p text:style-name="P3">Load fnl files in grib folder</text:p>
        </text:list-item>
        <text:list-item>
          <text:p text:style-name="P3">run </text:p>
          <text:p text:style-name="P3">ems_prep –dset fnl –date 20140301 –local –analysis –cycle 00 –domians 2,3,4 –length 24</text:p>
        </text:list-item>
        <text:list-item>
          <text:p text:style-name="P3">finally run </text:p>
          <text:p text:style-name="P3">ems_run –domains 2,3,4</text:p>
        </text:list-item>
      </text:list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poe </meta:initial-creator>
    <meta:creation-date>2014-07-23T16:38:03</meta:creation-date>
    <dc:date>2014-07-23T17:35:38</dc:date>
    <dc:creator>Hoopoe </dc:creator>
    <meta:editing-duration>PT21M53S</meta:editing-duration>
    <meta:editing-cycles>1</meta:editing-cycles>
    <meta:document-statistic meta:table-count="0" meta:image-count="0" meta:object-count="0" meta:page-count="1" meta:paragraph-count="23" meta:word-count="149" meta:character-count="1065" meta:non-whitespace-character-count="911"/>
    <meta:generator>LibreOffice/3.5$Linux_X86_64 LibreOffice_project/350m1$Build-2</meta:generator>
  </office:meta>
</office:document-meta>
</file>